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922d" officeooo:paragraph-rsid="0002922d"/>
    </style:style>
    <style:style style:name="P2" style:family="paragraph" style:parent-style-name="Standard">
      <style:text-properties fo:color="#57a64a" loext:opacity="100%" style:font-name="Consolas" fo:font-size="15pt" fo:font-weight="normal" officeooo:rsid="0002922d" officeooo:paragraph-rsid="0002922d" fo:background-color="transparent"/>
    </style:style>
    <style:style style:name="P3" style:family="paragraph" style:parent-style-name="Standard">
      <style:paragraph-properties fo:margin-left="0cm" fo:margin-right="0cm" style:line-height-at-least="0.714cm" fo:text-indent="0cm" style:auto-text-indent="false"/>
      <style:text-properties fo:color="#57a64a" loext:opacity="100%" fo:background-color="transparent"/>
    </style:style>
    <style:style style:name="P4" style:family="paragraph" style:parent-style-name="Standard">
      <style:text-properties officeooo:rsid="0002922d" officeooo:paragraph-rsid="0002922d" fo:background-color="transparent"/>
    </style:style>
    <style:style style:name="P5" style:family="paragraph" style:parent-style-name="Standard">
      <style:text-properties officeooo:rsid="0002922d" officeooo:paragraph-rsid="0002922d"/>
    </style:style>
    <style:style style:name="P6" style:family="paragraph" style:parent-style-name="Standard">
      <style:text-properties officeooo:rsid="0003c6f7" officeooo:paragraph-rsid="0003c6f7"/>
    </style:style>
    <style:style style:name="P7" style:family="paragraph" style:parent-style-name="Standard">
      <style:text-properties officeooo:rsid="00057869" officeooo:paragraph-rsid="00057869"/>
    </style:style>
    <style:style style:name="P8" style:family="paragraph" style:parent-style-name="Standard">
      <style:text-properties officeooo:rsid="00074163" officeooo:paragraph-rsid="00074163"/>
    </style:style>
    <style:style style:name="T1" style:family="text">
      <style:text-properties style:font-name="Consolas" fo:font-size="1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NTES :</text:p>
      <text:p text:style-name="P1"/>
      <text:p text:style-name="P1">EXTERNAS(OU GOOGLE FONTES):</text:p>
      <text:p text:style-name="P1"/>
      <text:p text:style-name="P1">1- <text:s/>BAIXAR DE ALGUM PROGRAMA</text:p>
      <text:p text:style-name="P1">2- CONFIG EM CSS (URL(PASTA/NOME DO ARQUIVO) FORMAT(FORMATO DO ARQUIVO))</text:p>
      <text:p text:style-name="P1"/>
      <text:p text:style-name="P2">Tipos de format()</text:p>
      <text:p text:style-name="P3">        <text:span text:style-name="T1">- opentype (otf) func em tds navegadores</text:span></text:p>
      <text:p text:style-name="P3">        <text:span text:style-name="T1">- truetype (ttf) func em tds navegadores</text:span></text:p>
      <text:p text:style-name="P3">        <text:span text:style-name="T1">- embedded-opentype</text:span></text:p>
      <text:p text:style-name="P3">        <text:span text:style-name="T1">-truetype-aat (Apple Advanced Typography)</text:span></text:p>
      <text:p text:style-name="P3">        <text:span text:style-name="T1">- svg</text:span></text:p>
      <text:p text:style-name="P4"/>
      <text:p text:style-name="P1">3- APLICAR A FONTE NO SEU TEXTO (FONTE-FAMILY, FONT-WEIGHT, FONT-STYLE, FONT-SIZE)</text:p>
      <text:p text:style-name="P1"/>
      <text:p text:style-name="P1"/>
      <text:p text:style-name="P6">FORMAS DE ADQUIRIR UMA FONTE:</text:p>
      <text:p text:style-name="P6">1- Google Fontes</text:p>
      <text:p text:style-name="P6">2- Dafonts (externa)</text:p>
      <text:p text:style-name="P6">3- Extensão Ninja Fontes (conferir se tem disponível no google fonts/dafonts)</text:p>
      <text:p text:style-name="P6"/>
      <text:p text:style-name="P7">IDENTIFICAR FONTES DE IMAGENS:</text:p>
      <text:p text:style-name="P7">1- WHATFONTIS</text:p>
      <text:p text:style-name="P7">2- IDENTIFYFONTS</text:p>
      <text:p text:style-name="P7">3- WHATTHEFONT</text:p>
      <text:p text:style-name="P7"/>
      <text:p text:style-name="P8">ALINHAMENTOS:</text:p>
      <text:p text:style-name="P8">text-align: right, center, justify(fica preenchido)</text:p>
      <text:p text:style-name="P8">text-ident: 30px (parágrafo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4T18:35:42.949000000</meta:creation-date>
    <dc:date>2024-08-24T19:25:17.886000000</dc:date>
    <meta:editing-duration>PT12M3S</meta:editing-duration>
    <meta:editing-cycles>3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22" meta:word-count="97" meta:character-count="726" meta:non-whitespace-character-count="610"/>
  </office:meta>
</office:document-meta>
</file>